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41879346368058995" text:style-name="L1">
        <text:list-item>
          <text:p text:style-name="P1">organisation cours</text:p>
          <text:list>
            <text:list-item>
              <text:p text:style-name="P1">généralités</text:p>
              <text:list>
                <text:list-item>
                  <text:p text:style-name="P1">prof</text:p>
                </text:list-item>
                <text:list-item>
                  <text:p text:style-name="P1">sujet matière</text:p>
                </text:list-item>
                <text:list-item>
                  <text:p text:style-name="P1">code matière</text:p>
                </text:list-item>
              </text:list>
            </text:list-item>
            <text:list-item>
              <text:p text:style-name="P1">adresse web renseignements matière : ...</text:p>
              <text:list>
                <text:list-item>
                  <text:p text:style-name="P1">qu'est ce qu'on y trouve ?</text:p>
                </text:list-item>
              </text:list>
            </text:list-item>
            <text:list-item>
              <text:p text:style-name="P1">répartition temporelle</text:p>
              <text:list>
                <text:list-item>
                  <text:p text:style-name="P1">combien temps CM TD TP ?</text:p>
                </text:list-item>
                <text:list-item>
                  <text:p text:style-name="P1">quelle heure chaque ?</text:p>
                </text:list-item>
              </text:list>
            </text:list-item>
            <text:list-item>
              <text:p text:style-name="P1">plan 8 parties : lesquels ? + qu'est ce que c'est grossièrement ?</text:p>
            </text:list-item>
            <text:list-item>
              <text:p text:style-name="P1">notation : épreuves, répartition note, max ?</text:p>
            </text:list-item>
          </text:list>
        </text:list-item>
        <text:list-item>
          <text:p text:style-name="P1">modèle relationnel</text:p>
          <text:list>
            <text:list-item>
              <text:p text:style-name="P1">plan (perso)</text:p>
              <text:list>
                <text:list-item>
                  <text:p text:style-name="P1">raisonnement chronologique suivi (bref résumé)</text:p>
                </text:list-item>
                <text:list-item>
                  <text:p text:style-name="P1">plan suivi (incidant à ce raisonnement)</text:p>
                </text:list-item>
              </text:list>
            </text:list-item>
            <text:list-item>
              <text:p text:style-name="P1">avant les modèles</text:p>
              <text:list>
                <text:list-item>
                  <text:p text:style-name="P1">SGF</text:p>
                  <text:list>
                    <text:list-item>
                      <text:p text:style-name="P1">signification acronyme</text:p>
                    </text:list-item>
                    <text:list-item>
                      <text:p text:style-name="P1">principe (comment on cherche les données grossièrement ?)</text:p>
                    </text:list-item>
                    <text:list-item>
                      <text:p text:style-name="P1">problèmes</text:p>
                      <text:list>
                        <text:list-item>
                          <text:p text:style-name="P1">pour masse importante de</text:p>
                          <text:list>
                            <text:list-item>
                              <text:p text:style-name="P1">données</text:p>
                              <text:list>
                                <text:list-item>
                                  <text:p text:style-name="P1">pour accéder efficacement à une info, solutions compliquée : ...</text:p>
                                </text:list-item>
                              </text:list>
                            </text:list-item>
                            <text:list-item>
                              <text:p text:style-name="P1">liens</text:p>
                              <text:list>
                                <text:list-item>
                                  <text:p text:style-name="P1">qu'est ce que c'est grossièrement conceptuellement ?</text:p>
                                </text:list-item>
                                <text:list-item>
                                  <text:p text:style-name="P1">comment gérer dans SGF ? Défauts ?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éveloppement au coups par coups</text:p>
                          <text:list>
                            <text:list-item>
                              <text:p text:style-name="P1">données et programmes liés ?</text:p>
                            </text:list-item>
                            <text:list-item>
                              <text:p text:style-name="P1">conséquences ?</text:p>
                            </text:list-item>
                          </text:list>
                        </text:list-item>
                        <text:list-item>
                          <text:p text:style-name="P1">nécessite connaissances techniques approfondies</text:p>
                          <text:list>
                            <text:list-item>
                              <text:p text:style-name="P1">nécessite de savoir faire quoi ? (de maitriser quelles techniques inform. ?)</text:p>
                            </text:list-item>
                            <text:list-item>
                              <text:p text:style-name="P1">du coup utilisable par qui ?</text:p>
                            </text:list-item>
                          </text:list>
                        </text:list-item>
                        <text:list-item>
                          <text:p text:style-name="P1">dépendances données / programmes</text:p>
                          <text:list>
                            <text:list-item>
                              <text:p text:style-name="P1">pas bon pour toutes les raisons qu'on a vues</text:p>
                            </text:list-item>
                            <text:list-item>
                              <text:p text:style-name="P1">du coup, dans modèle relationnel on va pas faire comme dans SGF :</text:p>
                              <text:list>
                                <text:list-item>
                                  <text:p text:style-name="P1">comment va t-on grossièrement gérer le lien entre données et programmes ?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s autres professionnels dépendent des informaticiens</text:p>
                          <text:list>
                            <text:list-item>
                              <text:p text:style-name="P1">comment utilisateurs accédaient aux données ? Où allaient ils pour ça ? Comment ça se passait ? Etc</text:p>
                            </text:list-item>
                            <text:list-item>
                              <text:p text:style-name="P1">mécontents des deux côtés</text:p>
                            </text:list-item>
                          </text:list>
                        </text:list-item>
                        <text:list-item>
                          <text:p text:style-name="P1">besoins (5 points)</text:p>
                        </text:list-item>
                      </text:list>
                    </text:list-item>
                  </text:list>
                </text:list-item>
                <text:list-item>
                  <text:p text:style-name="P1">SGBD</text:p>
                  <text:list>
                    <text:list-item>
                      <text:p text:style-name="P1">SGF maintenant</text:p>
                      <text:list>
                        <text:list-item>
                          <text:p text:style-name="P1">on utilise plus de SGF normalement</text:p>
                        </text:list-item>
                        <text:list-item>
                          <text:p text:style-name="P1">mais ça existe encore</text:p>
                        </text:list-item>
                        <text:list-item>
                          <text:p text:style-name="P1">dans vieilles boites par exemple, SGBD existaient pas à leur création</text:p>
                        </text:list-item>
                        <text:list-item>
                          <text:p text:style-name="P1">n'ont pas changé car ultra complexe de changer de système de gestion</text:p>
                        </text:list-item>
                      </text:list>
                    </text:list-item>
                    <text:list-item>
                      <text:p text:style-name="P1"><text:soft-page-break/>généralités SGBD</text:p>
                      <text:list>
                        <text:list-item>
                          <text:p text:style-name="P1">nées dans années 60</text:p>
                        </text:list-item>
                        <text:list-item>
                          <text:p text:style-name="P1">séparation données / applications</text:p>
                        </text:list-item>
                      </text:list>
                    </text:list-item>
                    <text:list-item>
                      <text:p text:style-name="P1">BDD</text:p>
                      <text:list>
                        <text:list-item>
                          <text:p text:style-name="P1">collection de données</text:p>
                        </text:list-item>
                        <text:list-item>
                          <text:p text:style-name="P1">données sont persistantes</text:p>
                          <text:list>
                            <text:list-item>
                              <text:p text:style-name="P1">si ordi éteint et rallumé, données conservées</text:p>
                            </text:list-item>
                            <text:list-item>
                              <text:p text:style-name="P1">perso : dans mémoire morte en bref</text:p>
                            </text:list-item>
                          </text:list>
                        </text:list-item>
                        <text:list-item>
                          <text:p text:style-name="P1">structure indépendante d'une application</text:p>
                        </text:list-item>
                        <text:list-item>
                          <text:p text:style-name="P1">données doivent être cohérentes</text:p>
                          <text:list>
                            <text:list-item>
                              <text:p text:style-name="P1">pas plusieurs versions de la même donnée</text:p>
                            </text:list-item>
                          </text:list>
                        </text:list-item>
                        <text:list-item>
                          <text:p text:style-name="P1">redondance minimale ou nulle</text:p>
                        </text:list-item>
                        <text:list-item>
                          <text:p text:style-name="P1">accessible par plusieurs utilisateurs</text:p>
                        </text:list-item>
                      </text:list>
                    </text:list-item>
                    <text:list-item>
                      <text:p text:style-name="P1">mêmes infos dans BDD multiples dans vraie vie</text:p>
                      <text:list>
                        <text:list-item>
                          <text:p text:style-name="P1">→ pas de cohérence</text:p>
                        </text:list-item>
                        <text:list-item>
                          <text:p text:style-name="P1">on change à un endroit c'est pas changé à l'autre</text:p>
                          <text:list>
                            <text:list-item>
                              <text:list>
                                <text:list-item>
                                  <text:p text:style-name="P1">mal fait car plein savent pas fair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qu'est ce qu'un SGBD ?</text:p>
                      <text:list>
                        <text:list-item>
                          <text:p text:style-name="P1">collection de logiciels traitant les données</text:p>
                        </text:list-item>
                      </text:list>
                    </text:list-item>
                    <text:list-item>
                      <text:p text:style-name="P1">SGBD contient :</text:p>
                      <text:list>
                        <text:list-item>
                          <text:p text:style-name="P1">moteur relationnel</text:p>
                          <text:list>
                            <text:list-item>
                              <text:p text:style-name="P1">c'est quelque chose qui nous permet d'accéder aux données</text:p>
                            </text:list-item>
                          </text:list>
                        </text:list-item>
                        <text:list-item>
                          <text:p text:style-name="P1">SQL (toujours dans moteur relationnel ? Je sais pas)</text:p>
                        </text:list-item>
                        <text:list-item>
                          <text:p text:style-name="P1">contient un langage de programmation qu'on peut coupler avec BDD</text:p>
                          <text:list>
                            <text:list-item>
                              <text:p text:style-name="P1">ex : PL/SQL</text:p>
                            </text:list-item>
                          </text:list>
                        </text:list-item>
                        <text:list-item>
                          <text:p text:style-name="P1">de quoi faire de la journalisation / reprise sur panne</text:p>
                          <text:list>
                            <text:list-item>
                              <text:p text:style-name="P1">journalisation : stocker toutes infos même si pas eu le temps de mettre</text:p>
                            </text:list-item>
                            <text:list-item>
                              <text:p text:style-name="P1">reprise sur panne : tout remit en ordre au démarrage (pas compris diff)</text:p>
                            </text:list-item>
                          </text:list>
                        </text:list-item>
                        <text:list-item>
                          <text:p text:style-name="P1">aides au développement d'applications</text:p>
                        </text:list-item>
                      </text:list>
                    </text:list-item>
                    <text:list-item>
                      <text:p text:style-name="P1">qu'est ce qu'on attend d'un SGBD ?</text:p>
                      <text:list>
                        <text:list-item>
                          <text:p text:style-name="P1">supporter concepts du modèle de données</text:p>
                        </text:list-item>
                        <text:list-item>
                          <text:p text:style-name="P1">garantir la cohérence du modèle</text:p>
                        </text:list-item>
                        <text:list-item>
                          <text:p text:style-name="P1">possibilité que le SGBD partage les infos</text:p>
                          <text:list>
                            <text:list-item>
                              <text:p text:style-name="P1">faire plusieurs opérations en même temps</text:p>
                            </text:list-item>
                            <text:list-item>
                              <text:p text:style-name="P1">(plusieurs accés simultanés)</text:p>
                            </text:list-item>
                          </text:list>
                        </text:list-item>
                        <text:list-item>
                          <text:p text:style-name="P1">garantir la confidentialité des données</text:p>
                          <text:list>
                            <text:list-item>
                              <text:p text:style-name="P1">CNIL vérifie qu'on garantisse bien</text:p>
                            </text:list-item>
                            <text:list-item>
                              <text:p text:style-name="P1">commité national d'informatique et libertés</text:p>
                            </text:list-item>
                            <text:list-item>
                              <text:p text:style-name="P1">garantie qu'on puisse avoir accés aux données nous concernant</text:p>
                            </text:list-item>
                            <text:list-item>
                              <text:p text:style-name="P1">garantie que tout le monde n'ait pas accés à nos données personnelles</text:p>
                            </text:list-item>
                            <text:list-item>
                              <text:p text:style-name="P1">sorte de police des BDD je crois</text:p>
                            </text:list-item>
                            <text:list-item>
                              <text:p text:style-name="P1">va faire des contrôles dans entreprises pour vérifier respect normes</text:p>
                            </text:list-item>
                            <text:list-item>
                              <text:p text:style-name="P1">interdit de stocker qu'un client est mauvais par exemple</text:p>
                            </text:list-item>
                            <text:list-item>
                              <text:p text:style-name="P1">dans domaine médical aussi, il y a confidentialités à respecter</text:p>
                            </text:list-item>
                          </text:list>
                        </text:list-item>
                        <text:list-item>
                          <text:p text:style-name="P1">respect des règles de cohérences définies sur les données</text:p>
                          <text:list>
                            <text:list-item>
                              <text:p text:style-name="P1">règles propres à la BDD en question apparemment</text:p>
                              <text:list>
                                <text:list-item>
                                  <text:p text:style-name="P1">ex : salaires peuvent pas augmenter de plus de 10%</text:p>
                                </text:list-item>
                              </text:list>
                            </text:list-item>
                            <text:list-item>
                              <text:p text:style-name="P1">mais aussi celles communes à toutes les BDD je suppose</text:p>
                              <text:list>
                                <text:list-item>
                                  <text:p text:style-name="P1">clé unique et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<text:soft-page-break/>fournir différents langages d'accés selon l'utilisateur</text:p>
                          <text:list>
                            <text:list-item>
                              <text:p text:style-name="P1">pas bien compris</text:p>
                            </text:list-item>
                            <text:list-item>
                              <text:p text:style-name="P1">a ce que j'ai compris, permettre par exemple à l'informaticien par exemple de gérer BDD en java, à d'autres de gérer avec autre langage etc</text:p>
                            </text:list-item>
                          </text:list>
                        </text:list-item>
                        <text:list-item>
                          <text:p text:style-name="P1">résistance aux pannes</text:p>
                          <text:list>
                            <text:list-item>
                              <text:p text:style-name="P1">déjà vu</text:p>
                            </text:list-item>
                          </text:list>
                        </text:list-item>
                        <text:list-item>
                          <text:p text:style-name="P1">posséder une capacité de stockage élevé</text:p>
                          <text:list>
                            <text:list-item>
                              <text:p text:style-name="P1">genre pour SNCF facebook etc</text:p>
                            </text:list-item>
                            <text:list-item>
                              <text:p text:style-name="P1">pas simple</text:p>
                            </text:list-item>
                            <text:list-item>
                              <text:p text:style-name="P1">exemple NASA</text:p>
                              <text:list>
                                <text:list-item>
                                  <text:p text:style-name="P1">infos sur les étoiles : genre 1TO / heu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réponses rapides (déjà vu aussi)</text:p>
                        </text:list-item>
                        <text:list-item>
                          <text:p text:style-name="P1">fournir facilités gestion méta informations</text:p>
                          <text:list>
                            <text:list-item>
                              <text:p text:style-name="P1">méta données</text:p>
                              <text:list>
                                <text:list-item>
                                  <text:p text:style-name="P1">infos relatifs à la BDD elle même</text:p>
                                </text:list-item>
                                <text:list-item>
                                  <text:p text:style-name="P1">sur les utilisateurs</text:p>
                                </text:list-item>
                                <text:list-item>
                                  <text:p text:style-name="P1">statistiques etc</text:p>
                                </text:list-item>
                              </text:list>
                            </text:list-item>
                            <text:list-item>
                              <text:p text:style-name="P1">utilise méta données pour mieux gérer BDD</text:p>
                              <text:list>
                                <text:list-item>
                                  <text:p text:style-name="P1">ex : si statistiques montrent que le lundi matin c'est le salaire des personnes mariés qui est le plus demandé, la BDD va être réorganisée <text:soft-page-break/>de sorte que cette requête courante soit très rapidement traité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ations des BDD</text:p>
                      <text:list>
                        <text:list-item>
                          <text:p text:style-name="P1">SGBD utilisés</text:p>
                          <text:list>
                            <text:list-item>
                              <text:p text:style-name="P1">3 principaux SGBD</text:p>
                              <text:list>
                                <text:list-item>
                                  <text:p text:style-name="P1">oracle un des meilleur SGBD</text:p>
                                  <text:list>
                                    <text:list-item>
                                      <text:p text:style-name="P1">(y'a aussi DBD d'IBM)</text:p>
                                    </text:list-item>
                                    <text:list-item>
                                      <text:p text:style-name="P1">gratuit sur linux</text:p>
                                      <text:list>
                                        <text:list-item>
                                          <text:p text:style-name="P1">note perso : TELECHARGER LINUX !!!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très cher autrement</text:p>
                                    </text:list-item>
                                    <text:list-item>
                                      <text:p text:style-name="P1">indispensable si très grande BDD</text:p>
                                    </text:list-item>
                                  </text:list>
                                </text:list-item>
                                <text:list-item>
                                  <text:p text:style-name="P1">MySQL</text:p>
                                  <text:list>
                                    <text:list-item>
                                      <text:p text:style-name="P1">léger simple</text:p>
                                    </text:list-item>
                                    <text:list-item>
                                      <text:p text:style-name="P1">dépassé pour BDD gigantesques</text:p>
                                    </text:list-item>
                                    <text:list-item>
                                      <text:p text:style-name="P1">problème quand boites grandissent</text:p>
                                    </text:list-item>
                                    <text:list-item>
                                      <text:p text:style-name="P1">très bien pour petites BDD</text:p>
                                    </text:list-item>
                                  </text:list>
                                </text:list-item>
                                <text:list-item>
                                  <text:p text:style-name="P1">PostGresSQL</text:p>
                                  <text:list>
                                    <text:list-item>
                                      <text:p text:style-name="P1">libre</text:p>
                                    </text:list-item>
                                    <text:list-item>
                                      <text:p text:style-name="P1">beaucoup plus performant que MySQL</text:p>
                                    </text:list-item>
                                    <text:list-item>
                                      <text:p text:style-name="P1">offre même fonctionnalités</text:p>
                                    </text:list-item>
                                    <text:list-item>
                                      <text:p text:style-name="P1">plus difficile à mettre en place au début</text:p>
                                    </text:list-item>
                                    <text:list-item>
                                      <text:p text:style-name="P1">bon compromis entre les deu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ans ce cours on va utiliser</text:p>
                              <text:list>
                                <text:list-item>
                                  <text:p text:style-name="P1">oracle</text:p>
                                </text:list-item>
                                <text:list-item>
                                  <text:p text:style-name="P1">mais on pourra s'adapter si on doit un jour utiliser MySQL</text:p>
                                </text:list-item>
                              </text:list>
                            </text:list-item>
                            <text:list-item>
                              <text:p text:style-name="P1">"trio gagnant" pour développer sur web (plus répandu)</text:p>
                              <text:list>
                                <text:list-item>
                                  <text:p text:style-name="P1">constitué de</text:p>
                                  <text:list>
                                    <text:list-item>
                                      <text:p text:style-name="P1">SGBD = MySQL</text:p>
                                    </text:list-item>
                                    <text:list-item>
                                      <text:p text:style-name="P1">Serveur = Apache</text:p>
                                    </text:list-item>
                                    <text:list-item>
                                      <text:p text:style-name="P1">langage programmation côté serveur = PHP</text:p>
                                    </text:list-item>
                                  </text:list>
                                </text:list-item>
                                <text:list-item>
                                  <text:p text:style-name="P1">avantage</text:p>
                                  <text:list>
                                    <text:list-item>
                                      <text:p text:style-name="P1">facile d'utilisation</text:p>
                                    </text:list-item>
                                    <text:list-item>
                                      <text:p text:style-name="P1">communication parfaite entre ces 3 truc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machines utilisées</text:p>
                          <text:list>
                            <text:list-item>
                              <text:p text:style-name="P1">par ordre décroissant de besoin / de capacité</text:p>
                              <text:list>
                                <text:list-item>
                                  <text:p text:style-name="P1">clusters de mainframes / mainframes</text:p>
                                  <text:list>
                                    <text:list-item>
                                      <text:p text:style-name="P1">machine SGBD</text:p>
                                    </text:list-item>
                                    <text:list-item>
                                      <text:p text:style-name="P1">c'est pas des ordis mais des rayons avec des étagères je crois</text:p>
                                    </text:list-item>
                                  </text:list>
                                </text:list-item>
                                <text:list-item>
                                  <text:p text:style-name="P1">machines BDD</text:p>
                                  <text:list>
                                    <text:list-item>
                                      <text:p text:style-name="P1">machines SGBD aussi</text:p>
                                    </text:list-item>
                                    <text:list-item>
                                      <text:p text:style-name="P1">différences : je suppose juste la taille</text:p>
                                    </text:list-item>
                                    <text:list-item>
                                      <text:p text:style-name="P1">c'est un ordi SGBD je crois</text:p>
                                    </text:list-item>
                                  </text:list>
                                </text:list-item>
                                <text:list-item>
                                  <text:p text:style-name="P1">gros SGBD dans ordi en tant que logiciels</text:p>
                                  <text:list>
                                    <text:list-item>
                                      <text:p text:style-name="P1">Oracle</text:p>
                                    </text:list-item>
                                    <text:list-item>
                                      <text:p text:style-name="P1">Db2</text:p>
                                    </text:list-item>
                                    <text:list-item>
                                      <text:p text:style-name="P1">PostGresSQL</text:p>
                                    </text:list-item>
                                    <text:list-item>
                                      <text:p text:style-name="P1">unify</text:p>
                                    </text:list-item>
                                    <text:list-item>
                                      <text:p text:style-name="P1">SQL server</text:p>
                                    </text:list-item>
                                    <text:list-item>
                                      <text:p text:style-name="P1">Informix</text:p>
                                    </text:list-item>
                                    <text:list-item>
                                      <text:p text:style-name="P1"><text:soft-page-break/>Sybase</text:p>
                                    </text:list-item>
                                    <text:list-item>
                                      <text:p text:style-name="P1">etc</text:p>
                                    </text:list-item>
                                  </text:list>
                                </text:list-item>
                                <text:list-item>
                                  <text:p text:style-name="P1">petits SGBD en tant que logiciels aussi</text:p>
                                  <text:list>
                                    <text:list-item>
                                      <text:p text:style-name="P1">MsAccess (microsoft)</text:p>
                                    </text:list-item>
                                    <text:list-item>
                                      <text:p text:style-name="P1">MySQL</text:p>
                                    </text:list-item>
                                    <text:list-item>
                                      <text:p text:style-name="P1">…</text:p>
                                    </text:list-item>
                                  </text:list>
                                </text:list-item>
                                <text:list-item>
                                  <text:p text:style-name="P1">Carte de crédit</text:p>
                                  <text:list>
                                    <text:list-item>
                                      <text:p text:style-name="P1">CQ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utilisateurs de SGBD</text:p>
                          <text:list>
                            <text:list-item>
                              <text:p text:style-name="P1">par ordre décroissant d'importance</text:p>
                              <text:list>
                                <text:list-item>
                                  <text:p text:style-name="P1">administrateur de bases de données</text:p>
                                  <text:list>
                                    <text:list-item>
                                      <text:p text:style-name="P1">DBA</text:p>
                                    </text:list-item>
                                    <text:list-item>
                                      <text:p text:style-name="P1">data base administrateur</text:p>
                                    </text:list-item>
                                    <text:list-item>
                                      <text:p text:style-name="P1">très haut dans organigramme d'entreprises</text:p>
                                    </text:list-item>
                                    <text:list-item>
                                      <text:p text:style-name="P1">très important, très bien payé</text:p>
                                    </text:list-item>
                                    <text:list-item>
                                      <text:p text:style-name="P1">gèrent et maintiennent la BDD</text:p>
                                    </text:list-item>
                                  </text:list>
                                </text:list-item>
                                <text:list-item>
                                  <text:p text:style-name="P1">programmeurs d'applications</text:p>
                                  <text:list>
                                    <text:list-item>
                                      <text:p text:style-name="P1">construisent les interfaces pour les usagers</text:p>
                                    </text:list-item>
                                    <text:list-item>
                                      <text:p text:style-name="P1">spécialistes SQL</text:p>
                                    </text:list-item>
                                  </text:list>
                                </text:list-item>
                                <text:list-item>
                                  <text:p text:style-name="P1">utilisateurs lambda</text:p>
                                  <text:list>
                                    <text:list-item>
                                      <text:p text:style-name="P1">interrogent la BDD</text:p>
                                    </text:list-item>
                                    <text:list-item>
                                      <text:p text:style-name="P1">de façon simple avec interfaces intuitives visuelles</text:p>
                                    </text:list-item>
                                    <text:list-item>
                                      <text:p text:style-name="P1">peuvent aussi utiliser interface sur le web (ex : réserve billets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différents modèles (0:53:20 – fichier 2 page 4 diapo 2)</text:p>
              <text:list>
                <text:list-item>
                  <text:p text:style-name="P1">plan</text:p>
                  <text:list>
                    <text:list-item>
                      <text:p text:style-name="P1">modèle hiérarchique</text:p>
                    </text:list-item>
                    <text:list-item>
                      <text:p text:style-name="P1">modèle réseau</text:p>
                    </text:list-item>
                    <text:list-item>
                      <text:p text:style-name="P1">intro au modèle relationnel</text:p>
                    </text:list-item>
                  </text:list>
                </text:list-item>
                <text:list-item>
                  <text:p text:style-name="P1">modèle hiérarchique</text:p>
                  <text:list>
                    <text:list-item>
                      <text:p text:style-name="P1">présentation</text:p>
                      <text:list>
                        <text:list-item>
                          <text:p text:style-name="P1">séparation données programmes</text:p>
                          <text:list>
                            <text:list-item>
                              <text:p text:style-name="P1">on cherchait pour la première fois (je crois) à séparer données et applis</text:p>
                            </text:list-item>
                            <text:list-item>
                              <text:p text:style-name="P1">les modèles gèrent le côté données</text:p>
                            </text:list-item>
                          </text:list>
                        </text:list-item>
                        <text:list-item>
                          <text:p text:style-name="P1">comment sont organisées les données ?</text:p>
                          <text:list>
                            <text:list-item>
                              <text:p text:style-name="P1">schéma arborescent</text:p>
                            </text:list-item>
                            <text:list-item>
                              <text:p text:style-name="P1">une entité est propriétaire de plusieurs entités</text:p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on a une personne avec nom adresse etc</text:p>
                                </text:list-item>
                                <text:list-item>
                                  <text:p text:style-name="P1">celle ci est propriétaire d'un compt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ccès à une entité</text:p>
                          <text:list>
                            <text:list-item>
                              <text:p text:style-name="P1">parcours du chemin depuis la racine vers l'entit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problème</text:p>
                      <text:list>
                        <text:list-item>
                          <text:p text:style-name="P1">duplicat de données</text:p>
                          <text:list>
                            <text:list-item>
                              <text:p text:style-name="P1">si une entité est partagée entre 2 entités, elle sera en double, une version possédée par chaque entité</text:p>
                            </text:list-item>
                            <text:list-item>
                              <text:p text:style-name="P1">si on inverse l'ordre le même problème peut se trouver dans l'autre sens (une entité propriétaire de 2 autres va se trouvée partagée entre ces deux si on inverse les étages)</text:p>
                            </text:list-item>
                            <text:list-item>
                              <text:p text:style-name="P1"><text:soft-page-break/>du coup a chaque modification il faut tout parcourir pour chercher les duplicats et les modifier aussi</text:p>
                            </text:list-item>
                          </text:list>
                        </text:list-item>
                        <text:list-item>
                          <text:p text:style-name="P1">complexe</text:p>
                          <text:list>
                            <text:list-item>
                              <text:p text:style-name="P1">on parcours tout ça avec gestion de pointeurs</text:p>
                            </text:list-item>
                            <text:list-item>
                              <text:p text:style-name="P1">besoin d'être informaticien</text:p>
                            </text:list-item>
                          </text:list>
                        </text:list-item>
                        <text:list-item>
                          <text:p text:style-name="P1">pas facile parcourir dans tous sens</text:p>
                          <text:list>
                            <text:list-item>
                              <text:p text:style-name="P1">descente très facile</text:p>
                            </text:list-item>
                            <text:list-item>
                              <text:p text:style-name="P1">ascenssion difficile</text:p>
                              <text:list>
                                <text:list-item>
                                  <text:p text:style-name="P1">pointeur aussi vers le haut</text:p>
                                </text:list-item>
                                <text:list-item>
                                  <text:p text:style-name="P1">couteux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as de séparation entre le conceptuel et le physique</text:p>
                        </text:list-item>
                        <text:list-item>
                          <text:p text:style-name="P1">encore plein d'entreprises utilisent encore ce modèle car nées dans années 60</text:p>
                        </text:list-item>
                      </text:list>
                    </text:list-item>
                  </text:list>
                </text:list-item>
                <text:list-item>
                  <text:p text:style-name="P1">modèle réseau</text:p>
                  <text:list>
                    <text:list-item>
                      <text:p text:style-name="P1">présentation</text:p>
                      <text:list>
                        <text:list-item>
                          <text:p text:style-name="P1">années 70</text:p>
                        </text:list-item>
                        <text:list-item>
                          <text:p text:style-name="P1">invention de ce modèle</text:p>
                          <text:list>
                            <text:list-item>
                              <text:p text:style-name="P1">en général pour les modèles</text:p>
                              <text:list>
                                <text:list-item>
                                  <text:p text:style-name="P1">propositions viennent de deux pays</text:p>
                                  <text:list>
                                    <text:list-item>
                                      <text:p text:style-name="P1">états unis</text:p>
                                    </text:list-item>
                                    <text:list-item>
                                      <text:p text:style-name="P1">franc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pour ce modèle</text:p>
                              <text:list>
                                <text:list-item>
                                  <text:p text:style-name="P1">france = groupe socrate/clio (recherche entreprises etc)</text:p>
                                </text:list-item>
                                <text:list-item>
                                  <text:p text:style-name="P1">USA = groupe codasyl (IBM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rincipe</text:p>
                          <text:list>
                            <text:list-item>
                              <text:p text:style-name="P1">une entité peut référencer une ou plusieurs entités</text:p>
                            </text:list-item>
                            <text:list-item>
                              <text:p text:style-name="P1">2 éléments</text:p>
                              <text:list>
                                <text:list-item>
                                  <text:p text:style-name="P1">les 2 éléments</text:p>
                                  <text:list>
                                    <text:list-item>
                                      <text:p text:style-name="P1">enregistrement (la donnée je suppose)</text:p>
                                    </text:list-item>
                                    <text:list-item>
                                      <text:p text:style-name="P1">lien avec les autres enregistrements</text:p>
                                    </text:list-item>
                                  </text:list>
                                </text:list-item>
                                <text:list-item>
                                  <text:p text:style-name="P1">c'est ce qu'on appelle une association</text:p>
                                </text:list-item>
                              </text:list>
                            </text:list-item>
                            <text:list-item>
                              <text:p text:style-name="P1">graphe orienté entre les éléments</text:p>
                            </text:list-item>
                            <text:list-item>
                              <text:p text:style-name="P1">besoin de spécifier tous les chemins possibles dans le graph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vantage</text:p>
                      <text:list>
                        <text:list-item>
                          <text:p text:style-name="P1">si on cherche une info on a qu'à parcourir le graphe</text:p>
                        </text:list-item>
                        <text:list-item>
                          <text:p text:style-name="P1">pas de doublon</text:p>
                        </text:list-item>
                        <text:list-item>
                          <text:p text:style-name="P1">rien a vérifier si on modifie quelque chose</text:p>
                        </text:list-item>
                      </text:list>
                    </text:list-item>
                    <text:list-item>
                      <text:p text:style-name="P1">inconvegnent</text:p>
                      <text:list>
                        <text:list-item>
                          <text:p text:style-name="P1">obligé de spécifier et d'imaginer l'ensemble de tous les liens possibles</text:p>
                        </text:list-item>
                        <text:list-item>
                          <text:p text:style-name="P1">c'est à dire imaginer l'ensemble de toutes les requêtes qu'on pourrait avoir</text:p>
                        </text:list-item>
                      </text:list>
                    </text:list-item>
                    <text:list-item>
                      <text:p text:style-name="P1">encore utilisé aussi</text:p>
                      <text:list>
                        <text:list-item>
                          <text:p text:style-name="P1">pour les mêmes raisons car vieilles</text:p>
                        </text:list-item>
                        <text:list-item>
                          <text:p text:style-name="P1">coute trop cher pour changer tout</text:p>
                        </text:list-item>
                        <text:list-item>
                          <text:p text:style-name="P1">du coup on rappel de vieux informaticiens qu'on paie très cher</text:p>
                        </text:list-item>
                        <text:list-item>
                          <text:p text:style-name="P1">car plus personne ne sait gérer ça</text:p>
                        </text:list-item>
                      </text:list>
                    </text:list-item>
                  </text:list>
                </text:list-item>
                <text:list-item>
                  <text:p text:style-name="P1">apparté sur le génie logiciel</text:p>
                  <text:list>
                    <text:list-item>
                      <text:p text:style-name="P1">normalement création BDD en 3 phases</text:p>
                      <text:list>
                        <text:list-item>
                          <text:p text:style-name="P1">conception 80% temps</text:p>
                          <text:list>
                            <text:list-item>
                              <text:p text:style-name="P1">réfléchir au système d'informations</text:p>
                            </text:list-item>
                            <text:list-item>
                              <text:p text:style-name="P1">aux données manipulées</text:p>
                            </text:list-item>
                            <text:list-item>
                              <text:p text:style-name="P1"><text:soft-page-break/>aux modèles utilisés pour les manipuler</text:p>
                            </text:list-item>
                            <text:list-item>
                              <text:p text:style-name="P1">après une fois que c'est fait il y a des trucs pour générer automatiquement code</text:p>
                            </text:list-item>
                          </text:list>
                        </text:list-item>
                        <text:list-item>
                          <text:p text:style-name="P1">développement 15% temps</text:p>
                        </text:list-item>
                        <text:list-item>
                          <text:p text:style-name="P1">tests 5% temps</text:p>
                        </text:list-item>
                      </text:list>
                    </text:list-item>
                    <text:list-item>
                      <text:p text:style-name="P1">souvent on fait sauter 1 et 3</text:p>
                    </text:list-item>
                    <text:list-item>
                      <text:p text:style-name="P1">mais ultra importants car si erreurs dans 1, réparer coute très cher (tout a refaire)</text:p>
                    </text:list-item>
                  </text:list>
                </text:list-item>
                <text:list-item>
                  <text:p text:style-name="P1">introduction au modèle relationnel</text:p>
                  <text:list>
                    <text:list-item>
                      <text:p text:style-name="P1">comment c'est nait ?</text:p>
                      <text:list>
                        <text:list-item>
                          <text:p text:style-name="P1">années 70</text:p>
                        </text:list-item>
                        <text:list-item>
                          <text:p text:style-name="P1">USA</text:p>
                          <text:list>
                            <text:list-item>
                              <text:p text:style-name="P1">codd (USA) trouvait que ça marchait pas bien et a proposé modèle relationnel</text:p>
                            </text:list-item>
                          </text:list>
                        </text:list-item>
                        <text:list-item>
                          <text:p text:style-name="P1">france</text:p>
                          <text:list>
                            <text:list-item>
                              <text:p text:style-name="P1">claude delobel</text:p>
                            </text:list-item>
                            <text:list-item>
                              <text:p text:style-name="P1">aurait réalisé le même modèle en même temps</text:p>
                            </text:list-item>
                            <text:list-item>
                              <text:p text:style-name="P1">l'a dit en partant en retraite et collègues ont confirmés</text:p>
                            </text:list-item>
                            <text:list-item>
                              <text:p text:style-name="P1">mais c'était pour l'armée donc n'avait rien le droit de publier</text:p>
                            </text:list-item>
                            <text:list-item>
                              <text:p text:style-name="P1">paraît que le modèle est dans une enveloppe depuis ce temps chez un notai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propriétés</text:p>
                      <text:list>
                        <text:list-item>
                          <text:p text:style-name="P1">souvent considéré comme modèle le plus simple et élégant</text:p>
                        </text:list-item>
                        <text:list-item>
                          <text:p text:style-name="P1">vision tabulaire des données (très intuitif)</text:p>
                        </text:list-item>
                        <text:list-item>
                          <text:p text:style-name="P1">au travers de ce modèle on manipule des ensembles</text:p>
                        </text:list-item>
                      </text:list>
                    </text:list-item>
                    <text:list-item>
                      <text:p text:style-name="P1">objectif</text:p>
                      <text:list>
                        <text:list-item>
                          <text:p text:style-name="P1">virer applications de données</text:p>
                        </text:list-item>
                        <text:list-item>
                          <text:p text:style-name="P1">on parle QUE de données</text:p>
                        </text:list-item>
                        <text:list-item>
                          <text:p text:style-name="P1">façon de représenter données telle que pas besoin de logiciels complexes pour manipuler</text:p>
                        </text:list-item>
                      </text:list>
                    </text:list-item>
                    <text:list-item>
                      <text:p text:style-name="P1">séparation</text:p>
                      <text:list>
                        <text:list-item>
                          <text:p text:style-name="P1">d'un côté données</text:p>
                        </text:list-item>
                        <text:list-item>
                          <text:p text:style-name="P1">de l'autre traitements</text:p>
                        </text:list-item>
                      </text:list>
                    </text:list-item>
                    <text:list-item>
                      <text:p text:style-name="P1">avantage</text:p>
                      <text:list>
                        <text:list-item>
                          <text:p text:style-name="P1">base théorique forte</text:p>
                          <text:list>
                            <text:list-item>
                              <text:p text:style-name="P1">théorie des ensembles</text:p>
                            </text:list-item>
                            <text:list-item>
                              <text:p text:style-name="P1">(union intersection etc)</text:p>
                            </text:list-item>
                          </text:list>
                        </text:list-item>
                        <text:list-item>
                          <text:p text:style-name="P1">langage de manipulation ensembliste</text:p>
                          <text:list>
                            <text:list-item>
                              <text:p text:style-name="P1">grâce à l'algèbre relationnelle</text:p>
                            </text:list-item>
                            <text:list-item>
                              <text:p text:style-name="P1">étudier langage algébrique servira à comprendre conceptuellement ce qui se passe</text:p>
                            </text:list-item>
                            <text:list-item>
                              <text:p text:style-name="P1">système analyse notre requête SQL</text:p>
                            </text:list-item>
                            <text:list-item>
                              <text:p text:style-name="P1">puis il la traduit en un arbre algébrique</text:p>
                            </text:list-item>
                            <text:list-item>
                              <text:p text:style-name="P1">donc langage algébrique est vraiment ce qui est utilisé derrière</text:p>
                            </text:list-item>
                            <text:list-item>
                              <text:p text:style-name="P1">perso : le langage algébrique est au SQL ce que le langage assembleur est aux langages de programmation</text:p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table qui a</text:p>
                                  <text:list>
                                    <text:list-item>
                                      <text:p text:style-name="P1">un milliard d'attributs</text:p>
                                    </text:list-item>
                                    <text:list-item>
                                      <text:p text:style-name="P1">cent mille colonnes</text:p>
                                    </text:list-item>
                                  </text:list>
                                </text:list-item>
                                <text:list-item>
                                  <text:p text:style-name="P1"><text:soft-page-break/>deuxième table</text:p>
                                  <text:list>
                                    <text:list-item>
                                      <text:p text:style-name="P1">3 milliards attributs</text:p>
                                    </text:list-item>
                                    <text:list-item>
                                      <text:p text:style-name="P1">200 000 colonnes</text:p>
                                    </text:list-item>
                                  </text:list>
                                </text:list-item>
                                <text:list-item>
                                  <text:p text:style-name="P1">requête mal écrite</text:p>
                                  <text:list>
                                    <text:list-item>
                                      <text:p text:style-name="P1">on devrait se taper toutes les infos</text:p>
                                    </text:list-item>
                                    <text:list-item>
                                      <text:p text:style-name="P1">l'arbre algébrique nettoie et garde que ce dont on a besoin</text:p>
                                    </text:list-item>
                                    <text:list-item>
                                      <text:p text:style-name="P1">fait automatiquement</text:p>
                                    </text:list-item>
                                  </text:list>
                                </text:list-item>
                                <text:list-item>
                                  <text:p text:style-name="P1">pareille si données éparpillées entre paris lyon et montpellier, peut travailler localement pour pas perdre de temps. Fait grâce à langage algébriqu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 modèle relationnel <text:span text:style-name="T1">(cours 1 → cours 2)</text:span>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21T18:42:54</meta:creation-date>
    <meta:generator>OpenOffice/4.1.1$Unix OpenOffice.org_project/411m6$Build-9775</meta:generator>
    <dc:date>2015-02-21T20:18:45</dc:date>
    <dc:creator>yjfjyf jjku</dc:creator>
    <meta:editing-duration>PT1H35M51S</meta:editing-duration>
    <meta:editing-cycles>31</meta:editing-cycles>
    <meta:document-statistic meta:table-count="0" meta:image-count="0" meta:object-count="0" meta:page-count="8" meta:paragraph-count="306" meta:word-count="1972" meta:character-count="10513"/>
  </office:meta>
</office:document-meta>
</file>